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fo:font-size="14pt" fo:font-weight="normal" officeooo:paragraph-rsid="0046b883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officeooo:rsid="004e5c92" officeooo:paragraph-rsid="004e5c92"/>
    </style:style>
    <style:style style:name="P5" style:family="paragraph" style:parent-style-name="Text_20_body" style:list-style-name="L2">
      <style:paragraph-properties fo:line-height="150%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officeooo:rsid="004e5c92"/>
    </style:style>
    <style:style style:name="T2" style:family="text">
      <style:text-properties style:text-position="super 58%"/>
    </style:style>
    <style:style style:name="T3" style:family="text">
      <style:text-properties fo:font-style="normal" officeooo:rsid="004c95cc" style:font-style-asian="normal" style:font-style-complex="normal"/>
    </style:style>
    <style:style style:name="T4" style:family="text">
      <style:text-properties fo:font-size="14pt" officeooo:rsid="0042820b" style:font-size-asian="14pt" style:font-size-complex="14pt"/>
    </style:style>
    <style:style style:name="T5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 Revelation 19:11-16 ) / <text:span text:style-name="Strong_20_Emphasis">Opening prayer</text:span> (Douglas Milne)</text:p>
      <text:p text:style-name="P2"><text:span text:style-name="Strong_20_Emphasis">Praise</text:span>: <text:span text:style-name="Emphasis">Across The Lands</text:span></text:p>
      <text:p text:style-name="P2"><text:span text:style-name="Strong_20_Emphasis">Bible Reading</text:span>: John 1:29-42 (Pam W)</text:p>
      <text:p text:style-name="P2"><text:span text:style-name="Strong_20_Emphasis">Announcements</text:span> (John A)</text:p>
      <text:list text:style-name="L1">
        <text:list-item>
          <text:p text:style-name="P3">18 Apr<text:span text:style-name="T1">il</text:span> Good Friday Service 9.30am</text:p>
        </text:list-item>
        <text:list-item>
          <text:p text:style-name="P3">27 Apr<text:span text:style-name="T1">il</text:span> Samuel &amp; Dhruti Visit</text:p>
        </text:list-item>
        <text:list-item>
          <text:p text:style-name="P3">30 Apr<text:span text:style-name="T1">il</text:span> Wed<text:span text:style-name="T1">nesday EVENING</text:span> Bible Study 7.30pm</text:p>
        </text:list-item>
        <text:list-item>
          <text:p text:style-name="P4">8<text:span text:style-name="T2">th</text:span> April Tuesday 11am DAYTIME Bible Study</text:p>
        </text:list-item>
        <text:list-item>
          <text:p text:style-name="P4">Mook on leave from tomorrow to 28<text:span text:style-name="T2">th</text:span> April</text:p>
        </text:list-item>
      </text:list>
      <text:p text:style-name="P2"><text:span text:style-name="Strong_20_Emphasis">Sunday School Video</text:span> (Mook L)</text:p>
      <text:p text:style-name="P2"><text:span text:style-name="Strong_20_Emphasis">Prayer for the church and the world</text:span>  (JA)</text:p>
      <text:p text:style-name="P2"><text:span text:style-name="Strong_20_Emphasis">Praise</text:span>: <text:span text:style-name="Emphasis">I Will Glory In My Redeemer </text:span><text:span text:style-name="Emphasis"><text:span text:style-name="T3">(Offering)</text:span></text:span></text:p>
      <text:p text:style-name="P2"><text:span text:style-name="Strong_20_Emphasis">Bible reading</text:span>: John 16:1-15; 1 John 5:6-8 (Rachel D)</text:p>
      <text:p text:style-name="P2"><text:span text:style-name="Strong_20_Emphasis">Sermon</text:span>: “JESUS CHRIST AND THE SPIRIT’S WITNESS” (DM)</text:p>
      <text:p text:style-name="P2"><text:span text:style-name="Strong_20_Emphasis">Praise</text:span>: <text:span text:style-name="Emphasis">Here, O My Lord, I See You Face To Face (Rej 362) ~ V 1-4</text:span></text:p>
      <text:p text:style-name="P2"><text:span text:style-name="Strong_20_Emphasis">Lord’s Supper</text:span></text:p>
      <text:p text:style-name="P2"><text:span text:style-name="Strong_20_Emphasis">Praise</text:span>: <text:span text:style-name="Emphasis">Here, O My Lord, I See You Face To Face (Rej 362) ~ V 5-6</text:span></text:p>
      <text:p text:style-name="P2"><text:span text:style-name="Strong_20_Emphasis">Benediction</text:span> (DM)</text:p>
      <text:p text:style-name="P2"><text:span text:style-name="Strong_20_Emphasis">Sermon Outline</text:span></text:p>
      <text:p text:style-name="P2">“JESUS CHRIST AND THE SPIRIT’S WITNESS”   (1 John 5:6-8)</text:p>
      <text:p text:style-name="P2">Introduction</text:p>
      <text:list text:style-name="L2">
        <text:list-item>
          <text:p text:style-name="P5">The witness of the water and the blood</text:p>
          <text:list>
            <text:list-item>
              <text:p text:style-name="P5">why does John speak like this?</text:p>
            </text:list-item>
            <text:list-item>
              <text:p text:style-name="P5">what is the message for us?</text:p>
            </text:list-item>
          </text:list>
        </text:list-item>
        <text:list-item>
          <text:p text:style-name="P5">The witness of the Holy Spirit</text:p>
          <text:list>
            <text:list-item text:start-value="1">
              <text:p text:style-name="P5">the original events</text:p>
            </text:list-item>
            <text:list-item>
              <text:p text:style-name="P5">the Gospel records</text:p>
            </text:list-item>
            <text:list-item>
              <text:p text:style-name="P5">the Christian’s experience</text:p>
            </text:list-item>
          </text:list>
        </text:list-item>
      </text:list>
      <text:p text:style-name="P2">Conclusion</text:p>
      <text:p text:style-name="P6"/>
      <text:p text:style-name="P7"><text:span text:style-name="T4">[</text:span><text:span text:style-name="T5">Rej! 47</text:span><text:span text:style-name="T4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c95cc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6</text:span><text:span text:style-name="MT2">th</text:span> <text:span text:style-name="MT1">April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4-05T19:13:22.207629196</dc:date>
    <meta:editing-duration>PT6H31M10S</meta:editing-duration>
    <meta:editing-cycles>44</meta:editing-cycles>
    <meta:generator>LibreOffice/24.8.6.2$Linux_X86_64 LibreOffice_project/d50be90c1d90f0f90a5235ffcbbafbbfa38a83c2</meta:generator>
    <meta:print-date>2024-02-03T21:06:33.278074986</meta:print-date>
    <meta:document-statistic meta:table-count="0" meta:image-count="0" meta:object-count="0" meta:page-count="2" meta:paragraph-count="31" meta:word-count="201" meta:character-count="1063" meta:non-whitespace-character-count="902"/>
  </office:meta>
</office:document-meta>
</file>